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030F4CEC1D15060B66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ato Black" svg:font-family="'Lat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212cm" svg:stroke-color="#db1b3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706cm" fo:margin-bottom="0.70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0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7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3" style:text-line-through-style="none" style:text-line-through-type="none" style:text-position="0% 100%" style:font-name="Lato Black" fo:font-size="48pt" fo:letter-spacing="normal" fo:font-style="normal" style:text-underline-style="none" fo:font-weight="normal" style:font-name-asian="Lato Black" style:font-size-asian="48pt" style:font-style-asian="normal" style:font-weight-asian="normal" style:font-name-complex="Lato Black" style:font-size-complex="48pt" style:font-style-complex="normal" style:font-weight-complex="normal"/>
    </style:style>
    <style:style style:name="T2" style:family="text">
      <style:text-properties fo:font-variant="normal" fo:text-transform="none" fo:color="#002f43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" style:family="text">
      <style:text-properties fo:font-variant="normal" fo:text-transform="none" fo:color="#097c86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4" style:family="text">
      <style:text-properties fo:font-variant="normal" fo:text-transform="none" fo:color="#002f4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002f43" style:text-line-through-style="none" style:text-line-through-type="none" style:text-position="30% 58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7" style:family="text">
      <style:text-properties fo:font-variant="normal" fo:text-transform="none" fo:color="#002f43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8" style:family="text">
      <style:text-properties fo:font-variant="normal" fo:text-transform="none" fo:color="#002f43" style:text-line-through-style="none" style:text-line-through-type="none" style:text-position="0% 100%" style:font-name="Lato" fo:font-size="34pt" fo:letter-spacing="normal" fo:font-style="normal" style:text-underline-style="none" fo:font-weight="bold" style:font-name-asian="Lato" style:font-size-asian="34pt" style:font-style-asian="normal" style:font-weight-asian="bold" style:font-name-complex="Lato" style:font-size-complex="34pt" style:font-style-complex="normal" style:font-weight-complex="bold"/>
    </style:style>
    <style:style style:name="T9" style:family="text">
      <style:text-properties fo:font-variant="normal" fo:text-transform="none" fo:color="#097c86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style:style style:name="T10" style:family="text">
      <style:text-properties fo:font-variant="normal" fo:text-transform="none" fo:color="#002f43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11" style:family="text">
      <style:text-properties fo:font-variant="normal" fo:text-transform="none" fo:color="#002f4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2" style:family="text">
      <style:text-properties fo:font-variant="normal" fo:text-transform="none" fo:color="#002f43" style:text-line-through-style="none" style:text-line-through-type="none" style:text-position="30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3" style:family="text">
      <style:text-properties fo:font-variant="normal" fo:text-transform="none" fo:color="#002f43" style:text-line-through-style="none" style:text-line-through-type="none" style:text-position="30% 58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5" style:family="text">
      <style:text-properties fo:font-variant="normal" fo:text-transform="none" fo:color="#db1b3b" style:text-line-through-style="none" style:text-line-through-type="none" style:text-position="0% 100%" style:font-name="Lato" fo:font-size="34pt" fo:letter-spacing="normal" fo:font-style="normal" style:text-underline-style="none" fo:font-weight="bold" style:font-name-asian="Lato" style:font-size-asian="34pt" style:font-style-asian="normal" style:font-weight-asian="bold" style:font-name-complex="Lato" style:font-size-complex="3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db1b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1.48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1.48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1.483cm" text:min-label-width="1.057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space-before="1.48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2.75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 text:start-value="2">
        <style:list-level-properties text:space-before="1.48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2.75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4">
        <style:list-level-properties text:space-before="1.483cm" text:min-label-width="1.057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1.48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2.75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 text:start-value="4">
        <style:list-level-properties text:space-before="1.483cm" text:min-label-width="1.057cm"/>
        <style:text-properties fo:color="#002f43" fo:font-size="100%"/>
      </text:list-level-style-number>
      <text:list-level-style-number text:level="2" style:num-suffix="." style:num-format="a">
        <style:list-level-properties text:space-before="2.753cm" text:min-label-width="1.057cm"/>
        <style:text-properties fo:color="#002f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➔">
        <style:list-level-properties text:space-before="0.318cm" text:min-label-width="0.952cm"/>
        <style:text-properties style:font-name="Lato" fo:color="#002f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24cm" text:min-label-width="0.846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002f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frame draw:name="Google Shape;31;p6" presentation:style-name="pr1" draw:text-style-name="P2" draw:layer="layout" svg:width="21.229cm" svg:height="5.085cm" svg:x="2.054cm" svg:y="1.905cm" presentation:class="title" presentation:user-transformed="true">
          <draw:text-box>
            <text:p text:style-name="P1"><text:span text:style-name="T1">California Open Source &amp; Code Reuse</text:span></text:p>
          </draw:text-box>
        </draw:frame>
        <draw:custom-shape draw:name="Google Shape;32;p6" draw:style-name="gr1" draw:text-style-name="P3" draw:layer="layout" svg:width="14.431cm" svg:height="2.109cm" svg:x="2.054cm" svg:y="10.581cm">
          <text:p text:style-name="P1"><text:span text:style-name="T2">Marc J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6" draw:style-name="gr2" draw:text-style-name="P4" draw:layer="layout" svg:width="2.702cm" svg:height="0.001cm" svg:x="2.345cm" svg:y="1.8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8;g4f62661497_0_0:notes" draw:style-name="gr3" draw:layer="layout" svg:width="16.932cm" svg:height="9.524cm" svg:x="1.059cm" svg:y="1.905cm" draw:page-number="1" presentation:class="page"/>
          <draw:frame draw:name="Google Shape;29;g4f62661497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" draw:style-name="dp1" draw:master-page-name="BLANK">
        <draw:frame draw:name="Google Shape;38;p7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Policy</text:span></text:p>
          </draw:text-box>
        </draw:frame>
        <draw:frame draw:name="Google Shape;39;p7" presentation:style-name="pr4" draw:text-style-name="P9" draw:layer="layout" svg:width="21.229cm" svg:height="10.15cm" svg:x="2.054cm" svg:y="2.54cm" presentation:class="outline" presentation:user-transformed="true">
          <draw:text-box>
            <text:list text:style-name="L4">
              <text:list-item>
                <text:p text:style-name="P6"><text:span text:style-name="T4">Establish order of preference for acquiring solutions </text:span><text:span text:style-name="T5">1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isting state software</text:span></text:p>
                  </text:list-item>
                  <text:list-item>
                    <text:p text:style-name="P7"><text:span text:style-name="T4">Acquire existing COTS or open source solution</text:span></text:p>
                  </text:list-item>
                  <text:list-item>
                    <text:p text:style-name="P7"><text:span text:style-name="T4">Develop custom-developed code</text:span></text:p>
                  </text:list-item>
                </text:list>
              </text:list-item>
            </text:list>
            <text:p text:style-name="P8"><text:span text:style-name="T6"><text:a xlink:href="https://www.documents.dgs.ca.gov/sam/SamPrint/new/sam_master/sam_master_File/chap4900/4984.1.pdf" xlink:type="simple">1. California State Administrative Manual § 4984.1(1)-(2)</text:a></text:span><text:span text:style-name="T7"><text:s/></text:span><text:span text:style-name="T8"><text:s/></text:span></text:p>
          </draw:text-box>
        </draw:frame>
        <draw:custom-shape draw:name="Google Shape;40;p7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7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5;g4e8e1b223a_0_62:notes" draw:style-name="gr3" draw:layer="layout" svg:width="16.932cm" svg:height="9.524cm" svg:x="1.059cm" svg:y="1.905cm" draw:page-number="2" presentation:class="page"/>
          <draw:frame draw:name="Google Shape;36;g4e8e1b223a_0_6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" draw:style-name="dp1" draw:master-page-name="BLANK">
        <draw:frame draw:name="Google Shape;46;p8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Policy</text:span></text:p>
          </draw:text-box>
        </draw:frame>
        <draw:frame draw:name="Google Shape;47;p8" presentation:style-name="pr4" draw:text-style-name="P9" draw:layer="layout" svg:width="21.229cm" svg:height="10.634cm" svg:x="2.054cm" svg:y="2.54cm" presentation:class="outline" presentation:user-transformed="true">
          <draw:text-box>
            <text:list text:style-name="L7">
              <text:list-item>
                <text:p text:style-name="P6"><text:span text:style-name="T4">Establish code repository </text:span><text:span text:style-name="T5">1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Code.ca.gov</text:span></text:p>
                  </text:list-item>
                  <text:list-item>
                    <text:p text:style-name="P7"><text:span text:style-name="T4">Make broadly available for reuse by state</text:span></text:p>
                  </text:list-item>
                </text:list>
              </text:list-item>
              <text:list-item>
                <text:p text:style-name="P7"><text:span text:style-name="T4">Use best practices </text:span><text:span text:style-name="T5">2</text:span></text:p>
                <text:list>
                  <text:list-item>
                    <text:p text:style-name="P7"><text:span text:style-name="T4">Code should be delivered throughout the SDLC</text:span></text:p>
                  </text:list-item>
                  <text:list-item>
                    <text:p text:style-name="P7"><text:span text:style-name="T4">Maintain &amp; update code in repository</text:span></text:p>
                  </text:list-item>
                </text:list>
              </text:list-item>
            </text:list>
            <text:p text:style-name="P10"><text:span text:style-name="T6"><text:a xlink:href="https://www.documents.dgs.ca.gov/sam/SamPrint/new/sam_master/sam_master_File/chap4900/4984.1.pdf" xlink:type="simple">1. California State Administrative Manual § 4984.1(4)-(5)</text:a></text:span></text:p>
            <text:p text:style-name="P1"><text:span text:style-name="T6"><text:a xlink:href="https://www.documents.dgs.ca.gov/sam/SamPrint/new/sam_master/sam_master_File/chap4900/4984.1.pdf" xlink:type="simple">2. California State Administrative Manual § 4984.1(3),(6)</text:a></text:span></text:p>
          </draw:text-box>
        </draw:frame>
        <draw:custom-shape draw:name="Google Shape;48;p8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8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3;g57b768ed06_0_25:notes" draw:style-name="gr3" draw:layer="layout" svg:width="16.932cm" svg:height="9.524cm" svg:x="1.059cm" svg:y="1.905cm" draw:page-number="3" presentation:class="page"/>
          <draw:frame draw:name="Google Shape;44;g57b768ed06_0_2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" draw:style-name="dp1" draw:master-page-name="BLANK">
        <draw:frame draw:name="Google Shape;54;p9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Policy</text:span></text:p>
          </draw:text-box>
        </draw:frame>
        <draw:frame draw:name="Google Shape;55;p9" presentation:style-name="pr4" draw:text-style-name="P9" draw:layer="layout" svg:width="21.229cm" svg:height="10.634cm" svg:x="2.054cm" svg:y="2.54cm" presentation:class="outline" presentation:user-transformed="true">
          <draw:text-box>
            <text:list text:style-name="L10">
              <text:list-item>
                <text:p text:style-name="P6"><text:span text:style-name="T4">Open Source Licensing</text:span></text:p>
              </text:list-item>
            </text:list>
            <text:p><text:span text:style-name="T4"/></text:p>
            <text:p text:style-name="P10"><text:span text:style-name="T6"><text:a xlink:href="https://www.documents.dgs.ca.gov/sam/SamPrint/new/sam_master/sam_master_File/chap4900/4984.1.pdf" xlink:type="simple">1. California State Administrative Manual § 4984.1(4)-(5)</text:a></text:span></text:p>
            <text:p text:style-name="P1"><text:span text:style-name="T6"><text:a xlink:href="https://www.documents.dgs.ca.gov/sam/SamPrint/new/sam_master/sam_master_File/chap4900/4984.1.pdf" xlink:type="simple">2. California State Administrative Manual § 4984.1(3),(6)</text:a></text:span></text:p>
          </draw:text-box>
        </draw:frame>
        <draw:custom-shape draw:name="Google Shape;56;p9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9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;g57b768ed06_0_33:notes" draw:style-name="gr3" draw:layer="layout" svg:width="16.932cm" svg:height="9.524cm" svg:x="1.059cm" svg:y="1.905cm" draw:page-number="4" presentation:class="page"/>
          <draw:frame draw:name="Google Shape;52;g57b768ed06_0_3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 TITLE" draw:style-name="dp1" draw:master-page-name="BLANK">
        <draw:frame draw:name="Google Shape;62;p10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SECTION TITLE</text:span></text:p>
          </draw:text-box>
        </draw:frame>
        <draw:frame draw:name="Google Shape;63;p10" presentation:style-name="pr4" draw:text-style-name="P9" draw:layer="layout" svg:width="21.229cm" svg:height="10.15cm" svg:x="2.054cm" svg:y="2.54cm" presentation:class="outline" presentation:user-transformed="true">
          <draw:text-box>
            <text:p text:style-name="P1"><text:span text:style-name="T10">Purpose</text:span></text:p>
            <text:list text:style-name="L14">
              <text:list-item>
                <text:p text:style-name="P11"><text:span text:style-name="T11">Decrease duplicative costs </text:span><text:span text:style-name="T12">1</text:span></text:p>
              </text:list-item>
              <text:list-item>
                <text:p text:style-name="P12"><text:span text:style-name="T11">Increase reuse of code across state agencies </text:span><text:span text:style-name="T12">1</text:span></text:p>
              </text:list-item>
              <text:list-item>
                <text:p text:style-name="P12"><text:span text:style-name="T11">Promote collaboration across state government </text:span><text:span text:style-name="T12">1</text:span></text:p>
              </text:list-item>
              <text:list-item>
                <text:p text:style-name="P12"><text:span text:style-name="T11">“</text:span><text:span text:style-name="T11">Reducing vendor lock-in” </text:span><text:span text:style-name="T12">2</text:span></text:p>
              </text:list-item>
              <text:list-item>
                <text:p text:style-name="P12"><text:span text:style-name="T11">Continual improvement of software as a result of others implementing code for their own purposes </text:span><text:span text:style-name="T12">2</text:span></text:p>
              </text:list-item>
            </text:list>
            <text:p text:style-name="P13"><text:span text:style-name="T13"/></text:p>
            <text:list text:style-name="L16">
              <text:list-item>
                <text:p text:style-name="P13"><text:span text:style-name="T14"><text:a xlink:href="https://www.documents.dgs.ca.gov/sam/SamPrint/new/sam_master/sam_master_File/chap4900/4984.pdf" xlink:type="simple">California State Administrative Manual § 4984</text:a></text:span></text:p>
              </text:list-item>
              <text:list-item>
                <text:p text:style-name="P12"><text:span text:style-name="T14"><text:a xlink:href="https://cdt.ca.gov/wp-content/uploads/2018/05/TL-18-02-OSCodeReuse_2018-0419.pdf" xlink:type="simple">California Dept. of Technology TL- 18-02 (may 2018)</text:a></text:span></text:p>
              </text:list-item>
            </text:list>
          </draw:text-box>
        </draw:frame>
        <draw:custom-shape draw:name="Google Shape;64;p10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0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9;g57b768ed06_0_8:notes" draw:style-name="gr3" draw:layer="layout" svg:width="16.932cm" svg:height="9.524cm" svg:x="1.059cm" svg:y="1.905cm" draw:page-number="5" presentation:class="page"/>
          <draw:frame draw:name="Google Shape;60;g57b768ed06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 TITLE" draw:style-name="dp1" draw:master-page-name="BLANK">
        <draw:frame draw:name="Google Shape;70;p11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SECTION TITLE</text:span></text:p>
          </draw:text-box>
        </draw:frame>
        <draw:frame draw:name="Google Shape;71;p11" presentation:style-name="pr4" draw:text-style-name="P9" draw:layer="layout" svg:width="21.229cm" svg:height="10.15cm" svg:x="2.054cm" svg:y="2.54cm" presentation:class="outline" presentation:user-transformed="true">
          <draw:text-box>
            <text:p text:style-name="P1"><text:span text:style-name="T10">History</text:span></text:p>
            <text:list text:style-name="L14">
              <text:list-item>
                <text:p text:style-name="P11"><text:span text:style-name="T11">Some paragraph copy. Lorem ipsum dolor sit amet, consectetur adipiscing elit. Pellentesque eu facilisis lorem, quis dictum urna. Sed vulputate metus odio, vel tincidunt augue commodo in.</text:span></text:p>
              </text:list-item>
            </text:list>
          </draw:text-box>
        </draw:frame>
        <draw:custom-shape draw:name="Google Shape;72;p11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1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7;g57b768ed06_0_16:notes" draw:style-name="gr3" draw:layer="layout" svg:width="16.932cm" svg:height="9.524cm" svg:x="1.059cm" svg:y="1.905cm" draw:page-number="6" presentation:class="page"/>
          <draw:frame draw:name="Google Shape;68;g57b768ed06_0_1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 TITLE" draw:style-name="dp1" draw:master-page-name="BLANK">
        <draw:frame draw:name="Google Shape;78;p12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SECTION TITLE</text:span></text:p>
          </draw:text-box>
        </draw:frame>
        <draw:frame draw:name="Google Shape;79;p12" presentation:style-name="pr4" draw:text-style-name="P9" draw:layer="layout" svg:width="21.229cm" svg:height="10.15cm" svg:x="2.054cm" svg:y="2.54cm" presentation:class="outline" presentation:user-transformed="true">
          <draw:text-box>
            <text:p text:style-name="P1"><text:span text:style-name="T10">Implementation</text:span></text:p>
            <text:list text:style-name="L14">
              <text:list-item>
                <text:p text:style-name="P11"><text:span text:style-name="T11">Some paragraph copy. Lorem ipsum dolor sit amet, consectetur adipiscing elit. Pellentesque eu facilisis lorem, quis dictum urna. Sed vulputate metus odio, vel tincidunt augue commodo in.</text:span></text:p>
              </text:list-item>
            </text:list>
          </draw:text-box>
        </draw:frame>
        <draw:custom-shape draw:name="Google Shape;80;p12" draw:style-name="gr1" draw:text-style-name="P3" draw:layer="layout" svg:width="22.779cm" svg:height="0.65cm" svg:x="2.054cm" svg:y="13.175cm">
          <text:p text:style-name="P1"><text:span text:style-name="T9">FSFe LN 2019 <text:s/>| <text:s/>Public Administration (PA) Free Software Policies <text:s/>| <text:s/>Marc Jones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2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5;g57b768ed06_0_1:notes" draw:style-name="gr3" draw:layer="layout" svg:width="16.932cm" svg:height="9.524cm" svg:x="1.059cm" svg:y="1.905cm" draw:page-number="7" presentation:class="page"/>
          <draw:frame draw:name="Google Shape;76;g57b768ed06_0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 TITLE" draw:style-name="dp1" draw:master-page-name="BLANK">
        <draw:frame draw:name="Google Shape;86;p13" presentation:style-name="pr3" draw:text-style-name="P3" draw:layer="layout" svg:width="21.229cm" svg:height="1.367cm" svg:x="2.054cm" svg:y="0.513cm" presentation:class="title" presentation:user-transformed="true">
          <draw:text-box>
            <text:p text:style-name="P1"><text:span text:style-name="T3">SECTION TITLE</text:span></text:p>
          </draw:text-box>
        </draw:frame>
        <draw:frame draw:name="Google Shape;87;p13" presentation:style-name="pr4" draw:text-style-name="P9" draw:layer="layout" svg:width="21.229cm" svg:height="10.15cm" svg:x="2.054cm" svg:y="2.54cm" presentation:class="outline" presentation:user-transformed="true">
          <draw:text-box>
            <text:p text:style-name="P1"><text:span text:style-name="T15">A List of important items</text:span></text:p>
            <text:list text:style-name="L17">
              <text:list-item>
                <text:p text:style-name="P11"><text:span text:style-name="T11">Some paragraph copy. </text:span></text:p>
              </text:list-item>
              <text:list-item>
                <text:p text:style-name="P11"><text:span text:style-name="T11">Lorem ipsum dolor sit amet</text:span></text:p>
              </text:list-item>
              <text:list-item>
                <text:p text:style-name="P11"><text:span text:style-name="T11">Consectetur adipiscing elit. </text:span></text:p>
              </text:list-item>
              <text:list-item>
                <text:p text:style-name="P11"><text:span text:style-name="T11">Pellentesque eu facilisis lorem, quis dictum urna. </text:span></text:p>
              </text:list-item>
              <text:list-item>
                <text:p text:style-name="P14"><text:span text:style-name="T11">Sed vulputate metus odio, vel tincidunt augue commodo in.</text:span></text:p>
              </text:list-item>
            </text:list>
          </draw:text-box>
        </draw:frame>
        <draw:custom-shape draw:name="Google Shape;88;p13" draw:style-name="gr1" draw:text-style-name="P3" draw:layer="layout" svg:width="22.779cm" svg:height="0.65cm" svg:x="2.054cm" svg:y="13.175cm">
          <text:p text:style-name="P1"><text:span text:style-name="T9">CONFERENCE <text:s/>| <text:s/>PRESENTATION TITLE <text:s/>| <text:s/>NAME | <text:s/>@TWITTER | <text:s/>@CIVIC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2" draw:text-style-name="P4" draw:layer="layout" svg:width="1.796cm" svg:height="0.001cm" svg:x="2.368cm" svg:y="2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3;g4e8e1b223a_0_197:notes" draw:style-name="gr3" draw:layer="layout" svg:width="16.932cm" svg:height="9.524cm" svg:x="1.059cm" svg:y="1.905cm" draw:page-number="8" presentation:class="page"/>
          <draw:frame draw:name="Google Shape;84;g4e8e1b223a_0_19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ato Black" svg:font-family="'Lat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frame draw:name="Google Shape;9;p1" draw:style-name="Mgr3" draw:text-style-name="MP5" draw:layer="backgroundobjects" svg:width="2.861cm" svg:height="0.466cm" svg:x="21.852cm" svg:y="13.27cm">
        <draw:image xlink:href="Pictures/100002010000012600000030F4CEC1D15060B668.png" xlink:type="simple" xlink:show="embed" xlink:actuate="onLoad">
          <text:p/>
        </draw:image>
      </draw:frame>
      <draw:frame draw:name="Google Shape;16;p3" presentation:style-name="TITLE_5f_1-title" draw:layer="backgroundobjects" svg:width="21.229cm" svg:height="5.085cm" svg:x="2.054cm" svg:y="1.905cm" presentation:class="title" presentation:placeholder="true" presentation:user-transformed="true">
        <draw:text-box/>
      </draw:frame>
      <draw:frame draw:name="Google Shape;18;p3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9.798cm" svg:height="11.136cm" svg:x="0.6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;p1" draw:style-name="Mgr3" draw:text-style-name="MP5" draw:layer="backgroundobjects" svg:width="2.861cm" svg:height="0.466cm" svg:x="21.852cm" svg:y="13.27cm">
        <draw:image xlink:href="Pictures/100002010000012600000030F4CEC1D15060B668.png" xlink:type="simple" xlink:show="embed" xlink:actuate="onLoad">
          <text:p/>
        </draw:image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1;p4" presentation:style-name="BLANK-title" draw:layer="backgroundobjects" svg:width="21.229cm" svg:height="1.367cm" svg:x="2.054cm" svg:y="0.513cm" presentation:class="title" presentation:placeholder="true" presentation:user-transformed="true">
        <draw:text-box/>
      </draw:frame>
      <draw:frame draw:name="Google Shape;22;p4" presentation:style-name="BLANK-outline1" draw:layer="backgroundobjects" svg:width="21.229cm" svg:height="10.15cm" svg:x="2.054cm" svg:y="2.54cm" presentation:class="outlin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